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Heading_20_1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fo:font-size="13pt" fo:font-weight="normal" officeooo:rsid="00106af9" officeooo:paragraph-rsid="00106af9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3pt" fo:font-weight="normal" officeooo:rsid="0010ca98" officeooo:paragraph-rsid="0010ca98" style:font-size-asian="13pt" style:font-weight-asian="normal" style:font-size-complex="13pt" style:font-weight-complex="normal"/>
    </style:style>
    <style:style style:name="T1" style:family="text">
      <style:text-properties officeooo:rsid="000b1764"/>
    </style:style>
    <style:style style:name="T2" style:family="text">
      <style:text-properties fo:color="#c9211e" loext:opacity="100%"/>
    </style:style>
    <style:style style:name="T3" style:family="text">
      <style:text-properties officeooo:rsid="0011e76b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 - Associations 1:1 e 1:N<text:tab/><text:tab/><text:tab/><text:tab/><text:tab/><text:tab/><text:tab/><text:span text:style-name="T1">23/01/2023</text:span></text:p>
      <text:p text:style-name="P1"/>
      <text:h text:style-name="P2" text:outline-level="1">Eager loading, ou carregamento antecipado;</text:h>
      <text:p text:style-name="P4">Esse método carrega todos os dados na mesma request. Quer dizer que todas as informações são trazidas.</text:p>
      <text:p text:style-name="P3"/>
      <text:p text:style-name="P3">Lazy loading, ou carregamento tardio.</text:p>
      <text:p text:style-name="P5">Esse método não especifica uma propriedade <text:span text:style-name="T2">includes </text:span>no momento de realizar a query no banco.</text:p>
      <text:p text:style-name="P5">Como presenciamos, o lazy loading é muito útil em situações em que não sabemos se vamos, de fato, precisar buscar todas as informações de uma só vez. <text:span text:style-name="T3">P</text:span>odemos carregar apenas os dados do funcionário e dos endereços apenas quando necessário, economizando recursos do banco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42:39.924420609</meta:creation-date>
    <dc:date>2023-01-27T00:55:06.616961149</dc:date>
    <meta:editing-duration>PT1H12M35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1" meta:paragraph-count="6" meta:word-count="93" meta:character-count="589" meta:non-whitespace-character-count="496"/>
  </office:meta>
</office:document-meta>
</file>